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2pt" officeooo:rsid="00140747" officeooo:paragraph-rsid="00140747" fo:background-color="#fffff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ans" fo:font-size="12pt" officeooo:paragraph-rsid="00140747" fo:background-color="#ffff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4" style:family="paragraph" style:parent-style-name="Standard">
      <style:paragraph-properties fo:margin-top="0cm" fo:margin-bottom="0.499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ans" fo:font-size="12pt" officeooo:paragraph-rsid="0016a90d" fo:background-color="#ffffff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rsid="00140747" officeooo:paragraph-rsid="00140747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594b1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officeooo:paragraph-rsid="001594b1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40747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ans" fo:font-size="12pt" officeooo:paragraph-rsid="0016a90d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2pt" fo:background-color="#ffffff"/>
    </style:style>
    <style:style style:name="P12" style:family="paragraph" style:parent-style-name="Text_20_body" style:list-style-name="L1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3" style:family="paragraph" style:parent-style-name="Text_20_body" style:list-style-name="L2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4" style:family="paragraph" style:parent-style-name="Text_20_body" style:list-style-name="L3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5" style:family="paragraph" style:parent-style-name="Text_20_body" style:list-style-name="L4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6" style:family="paragraph" style:parent-style-name="Text_20_body" style:list-style-name="L5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7" style:family="paragraph" style:parent-style-name="Text_20_body" style:list-style-name="L6">
      <style:paragraph-properties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Liberation Sans" fo:font-size="12pt" fo:background-color="#ffffff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Sans" fo:font-size="12p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T1" style:family="text">
      <style:text-properties fo:color="#000000" loext:opacity="100%" style:font-name="Calibri" fo:font-size="12pt" fo:background-color="#ffffff" loext:char-shading-value="0"/>
    </style:style>
    <style:style style:name="T2" style:family="text">
      <style:text-properties fo:color="#000000" loext:opacity="100%" fo:background-color="#ffffff" loext:char-shading-value="0"/>
    </style:style>
    <style:style style:name="T3" style:family="text">
      <style:text-properties fo:color="#000000" loext:opacity="100%" officeooo:rsid="00140747" fo:background-color="#ffffff" loext:char-shading-value="0"/>
    </style:style>
    <style:style style:name="T4" style:family="text">
      <style:text-properties fo:color="#000000" loext:opacity="100%" officeooo:rsid="001594b1" fo:background-color="#ffffff" loext:char-shading-value="0"/>
    </style:style>
    <style:style style:name="T5" style:family="text">
      <style:text-properties fo:color="#000000" loext:opacity="100%" officeooo:rsid="00173f8f" fo:background-color="#ffffff" loext:char-shading-value="0"/>
    </style:style>
    <style:style style:name="T6" style:family="text">
      <style:text-properties fo:color="#000000" loext:opacity="100%" officeooo:rsid="0017f20a" fo:background-color="#ffffff" loext:char-shading-value="0"/>
    </style:style>
    <style:style style:name="T7" style:family="text">
      <style:text-properties fo:color="#000000" loext:opacity="100%" officeooo:rsid="00196e76" fo:background-color="#ffffff" loext:char-shading-value="0"/>
    </style:style>
    <style:style style:name="T8" style:family="text">
      <style:text-properties officeooo:rsid="00140747"/>
    </style:style>
    <style:style style:name="T9" style:family="text">
      <style:text-properties officeooo:rsid="0014d5d7"/>
    </style:style>
    <style:style style:name="T10" style:family="text">
      <style:text-properties officeooo:rsid="001594b1"/>
    </style:style>
    <style:style style:name="T11" style:family="text">
      <style:text-properties officeooo:rsid="001a9cb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dame, Monsieur,</text:p>
      <text:p text:style-name="P1"/>
      <text:p text:style-name="P1"/>
      <text:p text:style-name="P7"><text:span text:style-name="T10">P</text:span><text:span text:style-name="T8">ar ce mail, </text:span><text:span text:style-name="T10">j</text:span>e <text:span text:style-name="T8">me permets de vous solliciter car je suis actuellement à la </text:span>recherche <text:span text:style-name="T2">d'un stage Non Rémunéré du 17 Juillet au 6 Octobre 2023 </text:span><text:span text:style-name="T3">dans un poste de type Concepteur Développeur d’Applications </text:span><text:span text:style-name="T2">pour valider </text:span><text:span text:style-name="T3">m</text:span><text:span text:style-name="T2">a formation diplômante </text:span><text:span text:style-name="T4">de </text:span></text:p>
      <text:p text:style-name="P8"><text:span text:style-name="T4">Niveau 6</text:span><text:span text:style-name="T2">.</text:span></text:p>
      <text:p text:style-name="P9"><text:span text:style-name="T2"/></text:p>
      <text:p text:style-name="P2"><text:span text:style-name="T2"/></text:p>
      <text:p text:style-name="P3"/>
      <text:p text:style-name="P3">En effet, <text:span text:style-name="T8">j’</text:span>a<text:span text:style-name="T8">i</text:span> entamé une formation diplômante (de Niveau 6, Bac +4) depuis Mai 2022 à l'Afpa Amiens pour passer le Titre Professionnel de Concepteur Développeur d'Applications.</text:p>
      <text:p text:style-name="P3"/>
      <text:p text:style-name="P3">Voici <text:span text:style-name="T8">m</text:span>on parcours de formation:</text:p>
      <text:p text:style-name="P4"/>
      <text:list text:style-name="L1">
        <text:list-item>
          <text:p text:style-name="P12">Module de<text:span text:style-name="T9">s </text:span>Techniques de Base en Développement Web:  8 semaines</text:p>
        </text:list-item>
      </text:list>
      <text:list text:style-name="L2">
        <text:list-item>
          <text:p text:style-name="P13">Module de Développeur d'Applications: 8 semaines</text:p>
        </text:list-item>
      </text:list>
      <text:list text:style-name="L3">
        <text:list-item>
          <text:p text:style-name="P14">Module Full Stack: 8 semaines</text:p>
        </text:list-item>
      </text:list>
      <text:list text:style-name="L4">
        <text:list-item>
          <text:p text:style-name="P15">Module d'Anglais Professionnel: 4 semaines</text:p>
        </text:list-item>
      </text:list>
      <text:list text:style-name="L5">
        <text:list-item>
          <text:p text:style-name="P16">Module de Développeur Intégrateur Web: 8 semaines</text:p>
        </text:list-item>
      </text:list>
      <text:list text:style-name="L6">
        <text:list-item>
          <text:p text:style-name="P17">Titre Professionnel de Concepteur Développeur d'Applications </text:p>
        </text:list-item>
      </text:list>
      <text:p text:style-name="P18">( depuis le 20 février 20203 jusqu'au 13 octobre 2023: 5 mois de cours et 3 mois de stage avec passage de soutenance devant un jury le 13 Octobre 2023 )</text:p>
      <text:p text:style-name="P19"/>
      <text:p text:style-name="P10"><text:span text:style-name="T3">Cette</text:span><text:span text:style-name="T2"> période de stage </text:span><text:span text:style-name="T3">durant </text:span><text:span text:style-name="T2">l</text:span><text:span text:style-name="T3">a</text:span><text:span text:style-name="T2">quel</text:span><text:span text:style-name="T3">le</text:span><text:span text:style-name="T2"> je pourrai</text:span><text:span text:style-name="T3">s</text:span><text:span text:style-name="T2"> mettre à profit </text:span><text:span text:style-name="T6">l</text:span><text:span text:style-name="T2">es compétences acquises durant ma formation ainsi que d’améliorer </text:span><text:span text:style-name="T6">c</text:span><text:span text:style-name="T2">es connaissances d</text:span><text:span text:style-name="T3">ans</text:span><text:span text:style-name="T2"> la programmation </text:span><text:span text:style-name="T6">en fonction de vos besoins</text:span><text:span text:style-name="T2">, peut être une possibilité de tremplin pour un <text:s/></text:span><text:span text:style-name="T7">devenir</text:span><text:span text:style-name="T2"> </text:span><text:span text:style-name="T3">au </text:span><text:span text:style-name="T5">sein </text:span><text:span text:style-name="T2">d</text:span><text:span text:style-name="T3">e</text:span><text:span text:style-name="T2"> votre entreprise. </text:span></text:p>
      <text:p text:style-name="P5"/>
      <text:p text:style-name="P9"/>
      <text:p text:style-name="P9">Souhaitant que ma formation et mon profil puissent vous être utiles, je vous remercie de l'attention que vous porterez à l'examen de ma demande de stage.</text:p>
      <text:p text:style-name="P9"/>
      <text:p text:style-name="P9"><text:s/><text:span text:style-name="T8">J</text:span>e reste à votre entière disposition pour toute information complémentaire.</text:p>
      <text:p text:style-name="P9"/>
      <text:p text:style-name="P9"><text:span text:style-name="T11">J</text:span>e vous prie d’agréer, Madame, Monsieur, l’expression de mes salutations distinguée<text:span text:style-name="T8">s</text:span>.</text:p>
      <text:p text:style-name="P9"/>
      <text:p text:style-name="P9"/>
      <text:p text:style-name="P6">Cyril CROS</text:p>
      <text:p text:style-name="P6">06 12 71 94 38</text:p>
      <text:p text:style-name="P18"/>
      <text:p text:style-name="P18">CV ci joint..</text:p>
      <text:p text:style-name="P20"><text:span text:style-name="T1"><text:line-break/> </text:span></text:p>
      <text:p text:style-name="P11"><text:soft-page-break/></text:p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09:36:43.614338713</meta:creation-date>
    <dc:date>2023-04-12T09:57:04.113231943</dc:date>
    <meta:editing-duration>PT20M15S</meta:editing-duration>
    <meta:editing-cycles>10</meta:editing-cycles>
    <meta:generator>LibreOffice/7.4.4.2$Linux_X86_64 LibreOffice_project/40$Build-2</meta:generator>
    <meta:document-statistic meta:table-count="0" meta:image-count="0" meta:object-count="0" meta:page-count="2" meta:paragraph-count="20" meta:word-count="254" meta:character-count="1566" meta:non-whitespace-character-count="1329"/>
  </office:meta>
</office:document-meta>
</file>